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18" style:family="table-row">
      <style:table-row-properties style:min-row-height="0.818cm"/>
    </style:style>
    <style:style style:name="Table1.36" style:family="table-row">
      <style:table-row-properties style:min-row-height="1.162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21b51eb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d59520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88615f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88615f" officeooo:paragraph-rsid="0388615f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35cccd5" style:font-size-asian="12pt" style:font-size-complex="12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4488632" officeooo:paragraph-rsid="04488632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c50c01" officeooo:paragraph-rsid="00c50c01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b9cdeb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4208f2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1663ec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127d12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be73d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bf0f3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40d9d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4dd9b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739435" officeooo:paragraph-rsid="03054bb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739435" officeooo:paragraph-rsid="03d015c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d26ef3" officeooo:paragraph-rsid="0088cc3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20719f" officeooo:paragraph-rsid="0320719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83951" officeooo:paragraph-rsid="00b8395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0a29b" officeooo:paragraph-rsid="03c0a29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5fd87" officeooo:paragraph-rsid="042c228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ca8999" officeooo:paragraph-rsid="0158a70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0d9d7" officeooo:paragraph-rsid="0340d9d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e1e246" officeooo:paragraph-rsid="03d015c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4f41a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de6d4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e0697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e898f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f4f79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f6359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f77f8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f9cfa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4076d6a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f7590e" officeooo:paragraph-rsid="03f7590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04d6c3" officeooo:paragraph-rsid="04076d6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3aec06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4431f49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441b80" officeooo:paragraph-rsid="04441b8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25af3e" officeooo:paragraph-rsid="0425774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f3e26" officeooo:paragraph-rsid="00bf3e26" fo:background-color="#ffffff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61fa4a" officeooo:paragraph-rsid="03e3b5ae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61fa4a" officeooo:paragraph-rsid="034f061a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61fa4a" officeooo:paragraph-rsid="03d86239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61fa4a" officeooo:paragraph-rsid="03e5d84b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15266e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b9cdeb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353c35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15266e" officeooo:paragraph-rsid="0315266e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12c52d5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3516d9f" style:font-size-asian="12pt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e715e1" officeooo:paragraph-rsid="03e715e1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e898f1" officeooo:paragraph-rsid="03e898f1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f5eab2" officeooo:paragraph-rsid="03f5eab2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f63597" officeooo:paragraph-rsid="03f63597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fbba5b" officeooo:paragraph-rsid="03fbba5b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663ec7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8d7e9c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77b3a7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571cde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cc6899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4dd9b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55e27b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d86239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15266e" officeooo:paragraph-rsid="03a74fe4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18d7e9c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d26ef3" officeooo:paragraph-rsid="0088cc3c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0a29b" officeooo:paragraph-rsid="03c0a29b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5fd87" officeooo:paragraph-rsid="03c5fd87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261fa4a" officeooo:paragraph-rsid="034f061a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de6d47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d9ed42" officeooo:paragraph-rsid="03dd6385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de6d47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e715e1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e898f1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f5eab2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f77f89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4076d6a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e898f1" officeooo:paragraph-rsid="03e898f1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f63597" officeooo:paragraph-rsid="03f63597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04d6c3" officeooo:paragraph-rsid="04076d6a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fo:background-color="#ffffff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261fa4a" officeooo:paragraph-rsid="03dd6385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516d9f"/>
    </style:style>
    <style:style style:name="P9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9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c5fd87" officeooo:paragraph-rsid="03c5fd87" style:font-size-asian="12pt" style:font-size-complex="12pt"/>
    </style:style>
    <style:style style:name="P9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3b7112" style:font-size-asian="12pt" style:font-size-complex="12pt"/>
    </style:style>
    <style:style style:name="P10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f9cfaa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5c3068" style:font-size-asian="12pt" style:font-weight-asian="normal" style:font-size-complex="12pt" style:font-weight-complex="normal"/>
    </style:style>
    <style:style style:name="P10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12e364" officeooo:paragraph-rsid="0312e364" style:font-size-asian="12pt" style:font-weight-asian="bold" style:font-size-complex="12pt" style:font-weight-complex="bold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18d7e9c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10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10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387abd8" style:font-size-asian="12pt" style:font-weight-asian="bold" style:font-size-complex="12pt" style:font-weight-complex="bold"/>
    </style:style>
    <style:style style:name="P10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20719f" officeooo:paragraph-rsid="03b5a592" style:font-size-asian="12pt" style:font-weight-asian="bold" style:font-size-complex="12pt" style:font-weight-complex="bold"/>
    </style:style>
    <style:style style:name="P110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e715e1" officeooo:paragraph-rsid="03e715e1" style:font-size-asian="12pt" style:font-weight-asian="bold" style:font-size-complex="12pt" style:font-weight-complex="bold"/>
    </style:style>
    <style:style style:name="P111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f5eab2" officeooo:paragraph-rsid="03f5eab2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13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en" fo:country="US" officeooo:paragraph-rsid="02d59520" style:font-size-asian="12pt" style:font-size-complex="12pt"/>
    </style:style>
    <style:style style:name="P115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116" style:family="paragraph" style:parent-style-name="Text_20_body">
      <style:text-properties style:font-name="Liberation Serif" fo:font-size="12pt" style:font-size-asian="12pt" style:font-size-complex="12pt"/>
    </style:style>
    <style:style style:name="P117" style:family="paragraph" style:parent-style-name="Text_20_body">
      <style:text-properties style:font-name="Liberation Serif" fo:font-size="12pt" officeooo:paragraph-rsid="03acbb6b" style:font-size-asian="12pt" style:font-size-complex="12pt"/>
    </style:style>
    <style:style style:name="P118" style:family="paragraph" style:parent-style-name="Text_20_body">
      <style:text-properties style:font-name="Liberation Serif" fo:font-size="12pt" officeooo:rsid="03ce7dfb" officeooo:paragraph-rsid="03ce7dfb" style:font-size-asian="12pt" style:font-size-complex="12pt"/>
    </style:style>
    <style:style style:name="P119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0" style:family="paragraph" style:parent-style-name="Text_20_body">
      <style:text-properties style:font-name="Liberation Serif" fo:font-size="12pt" fo:font-weight="normal" officeooo:rsid="039aaa9a" officeooo:paragraph-rsid="039aaa9a" style:font-size-asian="12pt" style:font-weight-asian="normal" style:font-size-complex="12pt" style:font-weight-complex="normal"/>
    </style:style>
    <style:style style:name="P121" style:family="paragraph" style:parent-style-name="Text_20_body">
      <style:text-properties style:font-name="Liberation Serif" fo:font-size="12pt" fo:font-weight="normal" officeooo:rsid="039aaa9a" officeooo:paragraph-rsid="039f27da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erif" fo:font-size="12pt" fo:font-weight="normal" officeooo:rsid="039d3c40" officeooo:paragraph-rsid="039d3c40" style:font-size-asian="12pt" style:font-weight-asian="normal" style:font-size-complex="12pt" style:font-weight-complex="normal"/>
    </style:style>
    <style:style style:name="P123" style:family="paragraph" style:parent-style-name="Text_20_body">
      <style:text-properties style:font-name="Liberation Serif" fo:font-size="12pt" fo:font-weight="normal" officeooo:rsid="0312e364" officeooo:paragraph-rsid="0312e364" style:font-size-asian="12pt" style:font-weight-asian="normal" style:font-size-complex="12pt" style:font-weight-complex="normal"/>
    </style:style>
    <style:style style:name="P124" style:family="paragraph" style:parent-style-name="Text_20_body">
      <style:text-properties style:font-name="Liberation Serif" fo:font-size="12pt" fo:font-weight="normal" officeooo:rsid="031e185f" officeooo:paragraph-rsid="031e185f" style:font-size-asian="12pt" style:font-weight-asian="normal" style:font-size-complex="12pt" style:font-weight-complex="normal"/>
    </style:style>
    <style:style style:name="P125" style:family="paragraph" style:parent-style-name="Text_20_body">
      <style:text-properties style:font-name="Liberation Serif" fo:font-size="12pt" fo:font-weight="bold" officeooo:paragraph-rsid="04488632" style:font-size-asian="12pt" style:font-weight-asian="bold" style:font-size-complex="12pt" style:font-weight-complex="bold"/>
    </style:style>
    <style:style style:name="P126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27" style:family="paragraph" style:parent-style-name="Heading_20_2">
      <style:text-properties style:font-name="Liberation Serif" fo:font-size="12pt" style:font-size-asian="12pt" style:font-size-complex="12pt"/>
    </style:style>
    <style:style style:name="P128" style:family="paragraph" style:parent-style-name="Heading_20_1">
      <style:text-properties fo:font-size="12pt" fo:language="en" fo:country="US" officeooo:paragraph-rsid="0112cdb6" style:font-size-asian="12pt" style:font-size-complex="12pt"/>
    </style:style>
    <style:style style:name="P129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10f1a39" style:font-size-asian="12pt" style:font-size-complex="12pt"/>
    </style:style>
    <style:style style:name="P130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31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32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33" style:family="paragraph" style:parent-style-name="Standard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34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35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37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38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139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40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41" style:family="paragraph" style:parent-style-name="Text_20_body">
      <style:paragraph-properties fo:margin-top="0cm" fo:margin-bottom="0cm" loext:contextual-spacing="false"/>
      <style:text-properties style:font-name="Liberation Serif" fo:font-size="12pt" officeooo:rsid="03f77f89" officeooo:paragraph-rsid="0400f22d" style:font-size-asian="12pt" style:font-size-complex="12pt"/>
    </style:style>
    <style:style style:name="P142" style:family="paragraph" style:parent-style-name="Text_20_body">
      <style:paragraph-properties fo:margin-top="0cm" fo:margin-bottom="0cm" loext:contextual-spacing="false"/>
      <style:text-properties style:font-name="Liberation Serif" fo:font-size="12pt" officeooo:paragraph-rsid="0400f22d" style:font-size-asian="12pt" style:font-size-complex="12pt"/>
    </style:style>
    <style:style style:name="P143" style:family="paragraph" style:parent-style-name="Preformatted_20_Text">
      <style:text-properties style:font-name="Liberation Serif" fo:font-size="12pt" fo:font-weight="bold" officeooo:paragraph-rsid="03f9cfaa" style:font-size-asian="12pt" style:font-weight-asian="bold" style:font-size-complex="12pt" style:font-weight-complex="bold"/>
    </style:style>
    <style:style style:name="P144" style:family="paragraph" style:parent-style-name="Preformatted_20_Text">
      <style:text-properties style:font-name="Liberation Serif" fo:font-size="12pt" fo:font-weight="bold" officeooo:paragraph-rsid="037a2165" style:font-size-asian="12pt" style:font-weight-asian="bold" style:font-size-complex="12pt" style:font-weight-complex="bold"/>
    </style:style>
    <style:style style:name="P145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46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147" style:family="paragraph" style:parent-style-name="Text_20_body" style:list-style-name="L7">
      <style:text-properties style:font-name="Liberation Serif" fo:font-size="12pt" style:font-size-asian="12pt" style:font-size-complex="12pt"/>
    </style:style>
    <style:style style:name="P148" style:family="paragraph" style:parent-style-name="Text_20_body" style:list-style-name="L6"/>
    <style:style style:name="P149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0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51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52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officeooo:paragraph-rsid="03edd7f3" style:font-size-asian="12pt" style:font-size-complex="12pt"/>
    </style:style>
    <style:style style:name="P153" style:family="paragraph" style:parent-style-name="Text_20_body" style:list-style-name="L7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54" style:family="paragraph" style:parent-style-name="Text_20_body" style:list-style-name="L6">
      <style:paragraph-properties fo:margin-top="0cm" fo:margin-bottom="0cm" loext:contextual-spacing="false"/>
    </style:style>
    <style:style style:name="P155" style:family="paragraph" style:parent-style-name="Standard" style:list-style-name="L4">
      <style:paragraph-properties fo:margin-top="0cm" fo:margin-bottom="0cm" loext:contextual-spacing="true"/>
      <style:text-properties style:font-name="Liberation Serif" fo:font-size="12pt" officeooo:paragraph-rsid="0387abd8" style:font-size-asian="12pt" style:font-size-complex="12pt"/>
    </style:style>
    <style:style style:name="P156" style:family="paragraph" style:parent-style-name="Standard" style:list-style-name="L4">
      <style:paragraph-properties fo:margin-top="0cm" fo:margin-bottom="0cm" loext:contextual-spacing="true"/>
      <style:text-properties style:font-name="Liberation Serif" fo:font-size="12pt" fo:font-weight="normal" officeooo:rsid="03962af6" officeooo:paragraph-rsid="03962af6" style:font-size-asian="12pt" style:font-weight-asian="normal" style:font-size-complex="12pt" style:font-weight-complex="normal"/>
    </style:style>
    <style:style style:name="P157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58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59" style:family="paragraph" style:parent-style-name="Preformatted_20_Text" style:list-style-name="L8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3935340" style:font-weight-asian="bold" style:font-weight-complex="bold"/>
    </style:style>
    <style:style style:name="T5" style:family="text">
      <style:text-properties fo:font-weight="bold" officeooo:rsid="03942212" style:font-weight-asian="bold" style:font-weight-complex="bold"/>
    </style:style>
    <style:style style:name="T6" style:family="text">
      <style:text-properties fo:font-weight="bold" officeooo:rsid="039f25b4" style:font-weight-asian="bold" style:font-weight-complex="bold"/>
    </style:style>
    <style:style style:name="T7" style:family="text">
      <style:text-properties fo:font-weight="bold" officeooo:rsid="03e3b5ae" style:font-weight-asian="bold" style:font-weight-complex="bold"/>
    </style:style>
    <style:style style:name="T8" style:family="text">
      <style:text-properties fo:font-weight="bold" officeooo:rsid="039720d4" style:font-weight-asian="bold" style:font-weight-complex="bold"/>
    </style:style>
    <style:style style:name="T9" style:family="text">
      <style:text-properties fo:font-weight="bold" officeooo:rsid="031cd9ff" style:font-weight-asian="bold" style:font-weight-complex="bold"/>
    </style:style>
    <style:style style:name="T10" style:family="text">
      <style:text-properties fo:font-weight="bold" officeooo:rsid="043c9e25" style:font-weight-asian="bold" style:font-weight-complex="bold"/>
    </style:style>
    <style:style style:name="T11" style:family="text">
      <style:text-properties fo:font-weight="bold" officeooo:rsid="0442406b" style:font-weight-asian="bold" style:font-weight-complex="bold"/>
    </style:style>
    <style:style style:name="T12" style:family="text">
      <style:text-properties fo:font-weight="bold" fo:background-color="#ffffff" loext:char-shading-value="0" style:font-weight-asian="bold" style:font-weight-complex="bold"/>
    </style:style>
    <style:style style:name="T13" style:family="text">
      <style:text-properties fo:font-weight="bold" officeooo:rsid="039047d2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2d59520" style:font-weight-asian="bold" style:font-weight-complex="bold"/>
    </style:style>
    <style:style style:name="T20" style:family="text">
      <style:text-properties style:font-name="Liberation Serif" fo:font-weight="bold" officeooo:rsid="04431f49" style:font-weight-asian="bold" style:font-weight-complex="bold"/>
    </style:style>
    <style:style style:name="T21" style:family="text">
      <style:text-properties style:font-name="Liberation Serif" officeooo:rsid="03935340"/>
    </style:style>
    <style:style style:name="T22" style:family="text">
      <style:text-properties style:font-name="Liberation Serif" officeooo:rsid="04431f4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303b1e5" style:font-weight-asian="normal" style:font-weight-complex="normal"/>
    </style:style>
    <style:style style:name="T25" style:family="text">
      <style:text-properties fo:font-weight="normal" officeooo:rsid="031cd9ff" style:font-weight-asian="normal" style:font-weight-complex="normal"/>
    </style:style>
    <style:style style:name="T26" style:family="text">
      <style:text-properties fo:font-weight="normal" officeooo:rsid="03dd6385" style:font-weight-asian="normal" style:font-weight-complex="normal"/>
    </style:style>
    <style:style style:name="T27" style:family="text">
      <style:text-properties fo:font-weight="normal" officeooo:rsid="03353c35" style:font-weight-asian="normal" style:font-weight-complex="normal"/>
    </style:style>
    <style:style style:name="T28" style:family="text">
      <style:text-properties fo:font-weight="normal" officeooo:rsid="04133515" style:font-weight-asian="normal" style:font-weight-complex="normal"/>
    </style:style>
    <style:style style:name="T29" style:family="text">
      <style:text-properties fo:font-weight="normal" officeooo:rsid="042a0490" style:font-weight-asian="normal" style:font-weight-complex="normal"/>
    </style:style>
    <style:style style:name="T30" style:family="text">
      <style:text-properties fo:background-color="#ffffff" loext:char-shading-value="0"/>
    </style:style>
    <style:style style:name="T31" style:family="text">
      <style:text-properties style:font-weight-asian="bold" style:font-weight-complex="bold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bold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fo:font-weight="bold" officeooo:rsid="02d59520" style:font-weight-asian="bold" style:font-weight-complex="bold"/>
    </style:style>
    <style:style style:name="T36" style:family="text">
      <style:text-properties officeooo:rsid="007743e6"/>
    </style:style>
    <style:style style:name="T37" style:family="text">
      <style:text-properties officeooo:rsid="009ccf87"/>
    </style:style>
    <style:style style:name="T38" style:family="text">
      <style:text-properties officeooo:rsid="00e883eb"/>
    </style:style>
    <style:style style:name="T39" style:family="text">
      <style:text-properties officeooo:rsid="01c729e2"/>
    </style:style>
    <style:style style:name="T40" style:family="text">
      <style:text-properties officeooo:rsid="0263684f"/>
    </style:style>
    <style:style style:name="T41" style:family="text">
      <style:text-properties officeooo:rsid="0270a0db"/>
    </style:style>
    <style:style style:name="T42" style:family="text">
      <style:text-properties officeooo:rsid="02befdb2"/>
    </style:style>
    <style:style style:name="T43" style:family="text">
      <style:text-properties officeooo:rsid="03595e13"/>
    </style:style>
    <style:style style:name="T44" style:family="text">
      <style:text-properties officeooo:rsid="0198a170"/>
    </style:style>
    <style:style style:name="T45" style:family="text">
      <style:text-properties officeooo:rsid="01a0b5ab"/>
    </style:style>
    <style:style style:name="T46" style:family="text">
      <style:text-properties officeooo:rsid="019f26e1"/>
    </style:style>
    <style:style style:name="T47" style:family="text">
      <style:text-properties officeooo:rsid="03898e7c"/>
    </style:style>
    <style:style style:name="T48" style:family="text">
      <style:text-properties officeooo:rsid="03bfb05b"/>
    </style:style>
    <style:style style:name="T49" style:family="text">
      <style:text-properties officeooo:rsid="03c6d245"/>
    </style:style>
    <style:style style:name="T50" style:family="text">
      <style:text-properties officeooo:rsid="03cf1c41"/>
    </style:style>
    <style:style style:name="T51" style:family="text">
      <style:text-properties officeooo:rsid="03d7ee3e"/>
    </style:style>
    <style:style style:name="T52" style:family="text">
      <style:text-properties officeooo:rsid="03e3b5ae"/>
    </style:style>
    <style:style style:name="T53" style:family="text">
      <style:text-properties officeooo:rsid="03e5d84b"/>
    </style:style>
    <style:style style:name="T54" style:family="text">
      <style:text-properties officeooo:rsid="040ae95e"/>
    </style:style>
    <style:style style:name="T55" style:family="text">
      <style:text-properties officeooo:rsid="042c2281"/>
    </style:style>
    <style:style style:name="T56" style:family="text">
      <style:text-properties officeooo:rsid="042f64a7"/>
    </style:style>
    <style:style style:name="T57" style:family="text">
      <style:text-properties officeooo:rsid="0440fe3d"/>
    </style:style>
    <style:style style:name="T58" style:family="text">
      <style:text-properties officeooo:rsid="03aec06d"/>
    </style:style>
    <style:style style:name="T59" style:family="text">
      <style:text-properties officeooo:rsid="0442406b"/>
    </style:style>
    <style:style style:name="T60" style:family="text">
      <style:text-properties officeooo:rsid="04496a4c"/>
    </style:style>
    <style:style style:name="T61" style:family="text">
      <style:text-properties officeooo:rsid="002d4cf0"/>
    </style:style>
    <style:style style:name="T62" style:family="text">
      <style:text-properties officeooo:rsid="002f4af5"/>
    </style:style>
    <style:style style:name="T63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8" text:outline-level="1"><text:bookmark text:name="firstHeading"/><text:span text:style-name="T18">Python</text:span><text:span text:style-name="T14">/C2/</text:span><text:span text:style-name="T21">Manipulating</text:span><text:span text:style-name="T19"> Lists</text:span><text:span text:style-name="T14">/English</text:span></text:h>
      <text:p text:style-name="P113"/>
      <text:section text:style-name="Sect1" text:name="bodyContent">
        <text:p text:style-name="P116"/>
        <text:section text:style-name="Sect1" text:name="contentSub">
          <text:p text:style-name="P116"><text:s/></text:p>
        </text:section>
      </text:section>
      <text:section text:style-name="Sect2" text:name="mw-content-text">
        <text:p text:style-name="P114"><text:span text:style-name="T1">Title of script</text:span>: <text:span text:style-name="T2"><text:s text:c="3"/></text:span><text:span text:style-name="T4">Manipulating</text:span><text:span text:style-name="T3"> Lists</text:span></text:p>
        <text:p text:style-name="P115">Author: <text:span text:style-name="T37">Aditya Palaparthy</text:span></text:p>
        <text:p text:style-name="P116"><text:span text:style-name="T33">Keywords: </text:span><text:span text:style-name="T34">Python</text:span><text:span text:style-name="T33">, </text:span><text:span text:style-name="T34">IPython,</text:span><text:span text:style-name="T32">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Visual Cue</text:p>
            </table:table-cell>
            <table:table-cell table:style-name="Table1.A1" office:value-type="string">
              <text:p text:style-name="P4">Narration</text:p>
            </table:table-cell>
          </table:table-row>
          <table:table-row>
            <table:table-cell table:style-name="Table1.A1" office:value-type="string">
              <text:p text:style-name="P52">Show Slide </text:p>
              <text:p text:style-name="P116">containing title, name of the production team along with the logo of MHRD </text:p>
            </table:table-cell>
            <table:table-cell table:style-name="Table1.A1" office:value-type="string">
              <text:p text:style-name="P6">Hello Friends. Welcome to the tutorial on "<text:span text:style-name="T5">Manipulating</text:span><text:span text:style-name="T35"> Lists</text:span>". </text:p>
            </table:table-cell>
          </table:table-row>
          <table:table-row>
            <table:table-cell table:style-name="Table1.A1" office:value-type="string">
              <text:p text:style-name="P53">Show Slide </text:p>
              <text:p text:style-name="P53"><text:span text:style-name="T42">O</text:span>bjectives </text:p>
              <text:p text:style-name="P5"/>
            </table:table-cell>
            <table:table-cell table:style-name="Table1.A1" office:value-type="string">
              <text:p text:style-name="P52">At the end of this tutorial, you will be able to, </text:p>
              <text:list xml:id="list7118395976653074204" text:style-name="L1">
                <text:list-header>
                  <text:p text:style-name="P149"><text:s/></text:p>
                </text:list-header>
                <text:list-item text:style-override="L2">
                  <text:p text:style-name="P150">Learn the details of <text:span text:style-name="T2">slicing</text:span> and <text:span text:style-name="T2">striding</text:span> of <text:span text:style-name="T2">lists</text:span> </text:p>
                </text:list-item>
                <text:list-item text:style-override="L2">
                  <text:p text:style-name="P145"><text:span text:style-name="T2">Sort</text:span> and <text:span text:style-name="T2">reverse</text:span> <text:span text:style-name="T2">list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how Slide </text:p>
              <text:p text:style-name="P5">System <text:span text:style-name="T60">Specifications</text:span> </text:p>
            </table:table-cell>
            <table:table-cell table:style-name="Table1.A4" office:value-type="string">
              <text:p text:style-name="P5">To record this tutorial, I am using </text:p>
              <text:list xml:id="list4583393892465881548" text:style-name="L3">
                <text:list-item>
                  <text:p text:style-name="P157"><text:span text:style-name="T1">Ubuntu Linux 14.04</text:span> operating system</text:p>
                </text:list-item>
                <text:list-item>
                  <text:p text:style-name="P158"><text:span text:style-name="T31">Python</text:span> 2.7.6</text:p>
                </text:list-item>
                <text:list-item>
                  <text:p text:style-name="P157"><text:span text:style-name="T2">IPython</text:span><text:span text:style-name="T1"> </text:span><text:span text:style-name="T13">4</text:span><text:span text:style-name="T1">.0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7">Show Slide </text:p>
              <text:p text:style-name="P8">Pre-<text:span text:style-name="T47">r</text:span>equisites</text:p>
            </table:table-cell>
            <table:table-cell table:style-name="Table1.A5" office:value-type="string">
              <text:p text:style-name="P106">To <text:span text:style-name="T45">practise</text:span> this tutorial, <text:span text:style-name="T46">you </text:span>should know how to </text:p>
              <text:list xml:id="list6002519966585560686" text:style-name="L4">
                <text:list-item>
                  <text:p text:style-name="P155">run basic <text:span text:style-name="T2">Python </text:span>commands on the <text:span text:style-name="T2">ipython console</text:span></text:p>
                </text:list-item>
                <text:list-item>
                  <text:p text:style-name="P156"><text:span text:style-name="T57">use</text:span> <text:span text:style-name="T2">lists</text:span></text:p>
                </text:list-item>
              </text:list>
              <text:p text:style-name="P108"/>
              <text:p text:style-name="P107">If not, <text:span text:style-name="T44">see the pre-requisite</text:span> <text:span text:style-name="T2">Python </text:span>tutorials <text:span text:style-name="T44">on </text:span>this website.</text:p>
            </table:table-cell>
          </table:table-row>
          <table:table-row table:style-name="Table1.5">
            <table:table-cell table:style-name="Table1.A5" office:value-type="string">
              <text:p text:style-name="P57">[Terminal]</text:p>
              <text:p text:style-name="P97"><text:span text:style-name="T2">ipytho</text:span><text:span text:style-name="T8">n</text:span></text:p>
            </table:table-cell>
            <table:table-cell table:style-name="Table1.A5" office:value-type="string">
              <text:p text:style-name="P140">Let us start <text:span text:style-name="T2">ipython</text:span> <text:s/></text:p>
              <text:p text:style-name="P140"/>
              <text:p text:style-name="P140"><text:span text:style-name="T36">O</text:span>pen the <text:span text:style-name="T2">terminal</text:span> and <text:span text:style-name="T39">T</text:span>ype <text:span text:style-name="T2">ipython </text:span></text:p>
            </table:table-cell>
          </table:table-row>
          <table:table-row table:style-name="Table1.7">
            <table:table-cell table:style-name="Table1.A5" office:value-type="string">
              <text:p text:style-name="P58">[IPython Console]</text:p>
              <text:p text:style-name="P102"/>
              <text:p text:style-name="P102">primes = [2, 3, 5, 7, 11, 13, 17, 19, 23, 29] </text:p>
            </table:table-cell>
            <table:table-cell table:style-name="Table1.A5" office:value-type="string">
              <text:p text:style-name="P120">We have already learnt about <text:span text:style-name="T2">lists</text:span> in Python. </text:p>
              <text:p text:style-name="P121"><text:span text:style-name="T54">We also learned h</text:span>ow to access individual <text:span text:style-name="T2">elements</text:span> in the <text:span text:style-name="T2">list.</text:span></text:p>
              <text:p text:style-name="P122">Now we will see <text:span text:style-name="T2">slicing</text:span> of <text:span text:style-name="T2">list</text:span><text:span text:style-name="T6">s</text:span>.</text:p>
              <text:p text:style-name="P123">Type </text:p>
              <text:p text:style-name="P103">primes = [2, 3, 5, 7, 11, 13, 17, 19, 23, 29] </text:p>
            </table:table-cell>
          </table:table-row>
          <table:table-row>
            <table:table-cell table:style-name="Table1.A1" office:value-type="string">
              <text:p text:style-name="P14">[IPython Console]</text:p>
              <text:p text:style-name="P14"/>
              <text:p text:style-name="P68">primes[4:8] </text:p>
            </table:table-cell>
            <table:table-cell table:style-name="Table1.A1" office:value-type="string">
              <text:p text:style-name="P54"><text:span text:style-name="T30">To obtain all the </text:span><text:span text:style-name="T12">primes</text:span><text:span text:style-name="T30"> between 10 and 20 from the above </text:span><text:span text:style-name="T12">list</text:span><text:span text:style-name="T30"> of </text:span><text:span text:style-name="T12">primes</text:span><text:span text:style-name="T30"> </text:span></text:p>
              <text:p text:style-name="P59"/>
              <text:p text:style-name="P59">Type</text:p>
              <text:p text:style-name="P76">primes[4:8]</text:p>
            </table:table-cell>
          </table:table-row>
          <text:soft-page-break/>
          <table:table-row>
            <table:table-cell table:style-name="Table1.A4" office:value-type="string">
              <text:p text:style-name="P16">Show Slide </text:p>
              <text:p text:style-name="P16"/>
              <text:p text:style-name="P116"><text:span text:style-name="T24">Exercise </text:span><text:span text:style-name="T23">1 </text:span></text:p>
            </table:table-cell>
            <table:table-cell table:style-name="Table1.A4" office:value-type="string">
              <text:p text:style-name="P21">Pause the video. Try this exercise and then resume the video.</text:p>
              <text:p text:style-name="P21"/>
              <text:p text:style-name="P2"><text:span text:style-name="T14">Obtain the </text:span><text:span text:style-name="T18">primes</text:span><text:span text:style-name="T14"> less than 10, from the list </text:span><text:span text:style-name="Teletype"><text:span text:style-name="T18">primes</text:span></text:span><text:span text:style-name="T14">. </text:span></text:p>
            </table:table-cell>
          </table:table-row>
          <table:table-row>
            <table:table-cell table:style-name="Table1.A4" office:value-type="string">
              <text:p text:style-name="P60">[IPython Console]</text:p>
              <text:p text:style-name="P60"/>
              <text:p text:style-name="P134">primes[0:4]</text:p>
            </table:table-cell>
            <table:table-cell table:style-name="Table1.A4" office:value-type="string">
              <text:p text:style-name="P124">Switch to <text:span text:style-name="T2">terminal</text:span> for solution</text:p>
              <text:p text:style-name="P117"><text:span text:style-name="T25">Type </text:span><text:span text:style-name="T9">primes[0:4] <text:s text:c="39"/></text:span></text:p>
            </table:table-cell>
          </table:table-row>
          <table:table-row>
            <table:table-cell table:style-name="Table1.A4" office:value-type="string">
              <text:p text:style-name="P104">Show Slide </text:p>
              <text:p text:style-name="P102"/>
              <text:p text:style-name="P46">Slicing</text:p>
            </table:table-cell>
            <table:table-cell table:style-name="Table1.A4" office:value-type="string">
              <text:p text:style-name="P43"><text:span text:style-name="T58">T</text:span>he syntax <text:span text:style-name="T59">for </text:span><text:span text:style-name="T11">slicing</text:span><text:span text:style-name="T59"> is</text:span> <text:span text:style-name="Teletype"><text:span text:style-name="T18">p[start:stop]</text:span></text:span><text:span text:style-name="Teletype"><text:span text:style-name="T14">.</text:span></text:span></text:p>
              <text:p text:style-name="P44"><text:span text:style-name="Teletype"><text:span text:style-name="T22">It returns all the </text:span></text:span><text:span text:style-name="Teletype"><text:span text:style-name="T20">elements</text:span></text:span><text:span text:style-name="Teletype"><text:span text:style-name="T22"> of </text:span></text:span><text:span text:style-name="Teletype"><text:span text:style-name="T20">p</text:span></text:span><text:span text:style-name="Teletype"><text:span text:style-name="T22"> between </text:span></text:span><text:span text:style-name="Teletype"><text:span text:style-name="T20">start</text:span></text:span><text:span text:style-name="Teletype"><text:span text:style-name="T22"> and </text:span></text:span><text:span text:style-name="Teletype"><text:span text:style-name="T20">stop</text:span></text:span><text:span text:style-name="Teletype"><text:span text:style-name="T22">.</text:span></text:span></text:p>
              <text:p text:style-name="P45">The element with <text:span text:style-name="T2">index</text:span> equal to <text:span text:style-name="T2">stop</text:span> is not included.</text:p>
            </table:table-cell>
          </table:table-row>
          <table:table-row>
            <table:table-cell table:style-name="Table1.A4" office:value-type="string">
              <text:p text:style-name="P105">[IPython Console]</text:p>
              <text:p text:style-name="P77"/>
              <text:p text:style-name="P69">num = [0, 1, 2, 3, 4, 5, 6, 7, 8, 9, 10, 11, 12, 13] </text:p>
            </table:table-cell>
            <table:table-cell table:style-name="Table1.A4" office:value-type="string">
              <text:p text:style-name="P78"><text:span text:style-name="T28">We can </text:span><text:span text:style-name="T23">specify the </text:span>steps<text:span text:style-name="T23"> in which the </text:span>slice<text:span text:style-name="T23"> must be obtained. </text:span></text:p>
              <text:p text:style-name="P23"/>
              <text:p text:style-name="P24">Type </text:p>
              <text:p text:style-name="P109">num = [0, 1, 2, 3, 4, 5, 6, 7, 8, 9, 10, 11, 12, 13] <text:s text:c="47"/></text:p>
            </table:table-cell>
          </table:table-row>
          <table:table-row>
            <table:table-cell table:style-name="Table1.A4" office:value-type="string">
              <text:p text:style-name="P25">[IPython Console]</text:p>
              <text:p text:style-name="P25"/>
              <text:p text:style-name="P134">num[1:10:2] </text:p>
            </table:table-cell>
            <table:table-cell table:style-name="Table1.A4" office:value-type="string">
              <text:p text:style-name="P12"><text:span text:style-name="T15">we want all the odd numbers less than 10 from the </text:span><text:span text:style-name="T16">list </text:span><text:span text:style-name="Teletype"><text:span text:style-name="T16">num</text:span></text:span><text:span text:style-name="Teletype"><text:span text:style-name="T15">.</text:span></text:span></text:p>
              <text:p text:style-name="P55"><text:span text:style-name="T23">we have to start from </text:span><text:span text:style-name="T2">element</text:span><text:span text:style-name="T23"> with </text:span><text:span text:style-name="T2">index</text:span><text:span text:style-name="T23"> 1 upto </text:span><text:span text:style-name="T2">index</text:span><text:span text:style-name="T23"> 10 in steps of 2. </text:span></text:p>
              <text:p text:style-name="P56"><text:span text:style-name="T27">Type </text:span><text:span text:style-name="T2">num[1:10:2] </text:span></text:p>
            </table:table-cell>
          </table:table-row>
          <table:table-row>
            <table:table-cell table:style-name="Table1.A4" office:value-type="string">
              <text:p text:style-name="P47"/>
              <text:p text:style-name="P47">[IPython Console]</text:p>
              <text:p text:style-name="P47"/>
              <text:p text:style-name="P70">num[:10] </text:p>
              <text:p text:style-name="P70"><text:s/></text:p>
              <text:p text:style-name="P94"/>
            </table:table-cell>
            <table:table-cell table:style-name="Table1.A4" office:value-type="string">
              <text:p text:style-name="P17">When no <text:span text:style-name="T2">step</text:span> is specified, it is assumed to be 1. </text:p>
              <text:p text:style-name="P17"/>
              <text:p text:style-name="P18">Similarly, there are default values for <text:span text:style-name="T2">start</text:span> and <text:span text:style-name="T2">stop indices</text:span> as well.</text:p>
              <text:p text:style-name="P18"/>
              <text:p text:style-name="P18">If we don't specify the <text:span text:style-name="T2">start index</text:span>, the first <text:span text:style-name="T2">element</text:span> of the <text:span text:style-name="T2">list</text:span> <text:span text:style-name="T48">is taken.</text:span></text:p>
              <text:p text:style-name="P18"/>
              <text:p text:style-name="P26">Type</text:p>
              <text:p text:style-name="P79">num[:10]</text:p>
            </table:table-cell>
          </table:table-row>
          <table:table-row>
            <table:table-cell table:style-name="Table1.A4" office:value-type="string">
              <text:p text:style-name="P11">[IPython Console]</text:p>
              <text:p text:style-name="P71">num[10:] <text:s/></text:p>
              <text:p text:style-name="P3"/>
            </table:table-cell>
            <table:table-cell table:style-name="Table1.A4" office:value-type="string">
              <text:p text:style-name="P27">If we don't specify the <text:span text:style-name="T55">stop</text:span><text:span text:style-name="T2"> index</text:span>, the <text:span text:style-name="T56">last</text:span> <text:span text:style-name="T2">element</text:span> of the <text:span text:style-name="T2">list</text:span> <text:span text:style-name="T48">is taken.</text:span></text:p>
              <text:p text:style-name="P98">Type</text:p>
              <text:p text:style-name="P80">num[10:] </text:p>
              <text:p text:style-name="P99">This gives us all the <text:span text:style-name="T2">elements</text:span> <text:span text:style-name="T49">from</text:span> 10th <text:span text:style-name="T2">element </text:span><text:span text:style-name="T29">to the end.</text:span></text:p>
            </table:table-cell>
          </table:table-row>
          <table:table-row>
            <table:table-cell table:style-name="Table1.A4" office:value-type="string">
              <text:p text:style-name="P28">[IPython Console]</text:p>
              <text:p text:style-name="P67">num[::2] </text:p>
            </table:table-cell>
            <table:table-cell table:style-name="Table1.A4" office:value-type="string">
              <text:p text:style-name="P19">To get all the even numbers in the list "<text:span text:style-name="T2">num</text:span>" </text:p>
              <text:p text:style-name="P29">Type </text:p>
              <text:p text:style-name="P72">num[::2]</text:p>
            </table:table-cell>
          </table:table-row>
          <table:table-row>
            <table:table-cell table:style-name="Table1.A4" office:value-type="string">
              <text:p text:style-name="P30">Show Slide </text:p>
              <text:p text:style-name="P30"/>
              <text:p text:style-name="P118">Exercise <text:span text:style-name="T50">2</text:span></text:p>
            </table:table-cell>
            <table:table-cell table:style-name="Table1.A4" office:value-type="string">
              <text:p text:style-name="P22">Pause the video. Try this exercise and then resume the video.</text:p>
              <text:p text:style-name="P31"/>
              <text:p text:style-name="P13"><text:span text:style-name="T17">Obtain all the multiples of three from the list </text:span><text:span text:style-name="Teletype"><text:span text:style-name="T16">num</text:span></text:span><text:span text:style-name="T17">. </text:span></text:p>
            </table:table-cell>
          </table:table-row>
          <table:table-row table:style-name="Table1.18">
            <table:table-cell table:style-name="Table1.A4" office:value-type="string">
              <text:p text:style-name="P20">Show Slide </text:p>
              <text:p text:style-name="P73"/>
              <text:p text:style-name="P116">Solution 2 </text:p>
            </table:table-cell>
            <table:table-cell table:style-name="Table1.A4" office:value-type="string">
              <text:p text:style-name="P49"><text:span text:style-name="T23">The solution is on your screen.</text:span><text:span text:style-name="T2"> </text:span></text:p>
              <text:p text:style-name="P81"/>
              <text:p text:style-name="Text_20_body"><text:span text:style-name="Teletype"><text:span text:style-name="T16">num[::3]</text:span></text:span><text:span text:style-name="T17"> gives us all the multiples of 3 from the </text:span><text:span text:style-name="T16">list</text:span></text:p>
            </table:table-cell>
          </table:table-row>
          <table:table-row>
            <table:table-cell table:style-name="Table1.A4" office:value-type="string">
              <text:p text:style-name="P82"/>
              <text:p text:style-name="P32">[Ipython <text:span text:style-name="T51">Console</text:span>]</text:p>
              <text:p text:style-name="P32"/>
              <text:p text:style-name="P74">a = [5, 1, 6, 7, 7, 10] </text:p>
              <text:p text:style-name="P134">a.sort()</text:p>
            </table:table-cell>
            <table:table-cell table:style-name="Table1.A4" office:value-type="string">
              <text:p text:style-name="P96"><text:span text:style-name="T16">Lists </text:span><text:span text:style-name="T15">support </text:span><text:span text:style-name="Teletype"><text:span text:style-name="T16">sort</text:span></text:span><text:span text:style-name="T15"> method which </text:span><text:span text:style-name="T16">sorts</text:span><text:span text:style-name="T15"> the </text:span><text:span text:style-name="T16">list</text:span><text:span text:style-name="T15"> in place </text:span></text:p>
              <text:p text:style-name="P61"><text:span text:style-name="T23">Type</text:span><text:span text:style-name="T2"> </text:span></text:p>
              <text:p text:style-name="P75">a = [5, 1, 6, 7, 7, 10] </text:p>
              <text:p text:style-name="P50"><text:span text:style-name="T2">a.sort()</text:span> </text:p>
              <text:p text:style-name="P50"/>
            </table:table-cell>
          </table:table-row>
          <text:soft-page-break/>
          <table:table-row>
            <table:table-cell table:style-name="Table1.A4" office:value-type="string">
              <text:p text:style-name="P33">[Ipython <text:span text:style-name="T51">Console</text:span>]</text:p>
              <text:p text:style-name="P83">a</text:p>
            </table:table-cell>
            <table:table-cell table:style-name="Table1.A4" office:value-type="string">
              <text:p text:style-name="P95"><text:span text:style-name="T17">Now the contents of the </text:span><text:span text:style-name="T16">list</text:span><text:span text:style-name="T17"> </text:span><text:span text:style-name="Teletype"><text:span text:style-name="T16">a</text:span></text:span><text:span text:style-name="T17"> will be </text:span></text:p>
              <text:p text:style-name="P84"><text:span text:style-name="T26">Type </text:span>a</text:p>
            </table:table-cell>
          </table:table-row>
          <table:table-row>
            <table:table-cell table:style-name="Table1.A4" office:value-type="string">
              <text:p text:style-name="P34">[Ipython <text:span text:style-name="T51">Console</text:span>]</text:p>
              <text:p text:style-name="P34"/>
              <text:p text:style-name="P85">a = [5, 1, 6, 7, 7, 10] </text:p>
              <text:p text:style-name="P134">sorted(a)</text:p>
            </table:table-cell>
            <table:table-cell table:style-name="Table1.A4" office:value-type="string">
              <text:p text:style-name="P48">Python provides a built-in <text:span text:style-name="T2">function</text:span> called <text:span text:style-name="T2">sorted.</text:span></text:p>
              <text:p text:style-name="P51"><text:span text:style-name="T7">sorted</text:span> <text:span text:style-name="T7">function</text:span><text:span text:style-name="T52"> </text:span>sorts the <text:span text:style-name="T2">list</text:span> which is passed as an <text:span text:style-name="T2">argument</text:span> to it.</text:p>
              <text:p text:style-name="P51"><text:span text:style-name="T53">It</text:span> returns a new <text:span text:style-name="T2">sorted list. </text:span></text:p>
              <text:p text:style-name="P62">Type</text:p>
              <text:p text:style-name="P86">a = [5, 1, 6, 7, 7, 10] </text:p>
              <text:p text:style-name="P110">sorted(a)</text:p>
            </table:table-cell>
          </table:table-row>
          <table:table-row>
            <table:table-cell table:style-name="Table1.A4" office:value-type="string">
              <text:p text:style-name="P35">[Ipython <text:span text:style-name="T51">Console</text:span>]</text:p>
              <text:p text:style-name="P87">sa = sorted(a) </text:p>
            </table:table-cell>
            <table:table-cell table:style-name="Table1.A4" office:value-type="string">
              <text:p text:style-name="P48">We can store this <text:span text:style-name="T2">sorted</text:span> <text:span text:style-name="T2">list</text:span> into another <text:span text:style-name="T2">list variable </text:span></text:p>
              <text:p text:style-name="P63">Type</text:p>
              <text:p text:style-name="P91">sa = sorted(a) </text:p>
            </table:table-cell>
          </table:table-row>
          <table:table-row>
            <table:table-cell table:style-name="Table1.A4" office:value-type="string">
              <text:p text:style-name="P36">[Ipython <text:span text:style-name="T51">Console</text:span>]</text:p>
              <text:p text:style-name="P36"/>
              <text:p text:style-name="P87">a = [1, 2, 3, 4, 5] </text:p>
              <text:p text:style-name="P134">a.reverse()</text:p>
            </table:table-cell>
            <table:table-cell table:style-name="Table1.A4" office:value-type="string">
              <text:p text:style-name="P48"><text:span text:style-name="T14">Python also provides the </text:span><text:span text:style-name="Teletype"><text:span text:style-name="T18">reverse</text:span></text:span><text:span text:style-name="T14"> method which </text:span><text:span text:style-name="T18">reverses</text:span><text:span text:style-name="T14"> the </text:span><text:span text:style-name="T18">list</text:span><text:span text:style-name="T14"> in place </text:span></text:p>
              <text:p text:style-name="P48"/>
              <text:p text:style-name="P64">Type</text:p>
              <text:p text:style-name="P88">a = [1, 2, 3, 4, 5] </text:p>
              <text:p text:style-name="P111">a.reverse()</text:p>
            </table:table-cell>
          </table:table-row>
          <table:table-row>
            <table:table-cell table:style-name="Table1.A4" office:value-type="string">
              <text:p text:style-name="P37">[Ipython <text:span text:style-name="T51">Console</text:span>]</text:p>
              <text:p text:style-name="P92">a</text:p>
            </table:table-cell>
            <table:table-cell table:style-name="Table1.A4" office:value-type="string">
              <text:p text:style-name="P48">Lets see the list "a" </text:p>
              <text:p text:style-name="P65">Type </text:p>
              <text:p text:style-name="P92">a</text:p>
              <text:p text:style-name="P41">We get the <text:span text:style-name="T2">reverse</text:span> of the <text:span text:style-name="T2">list</text:span>. </text:p>
            </table:table-cell>
          </table:table-row>
          <table:table-row>
            <table:table-cell table:style-name="Table1.A4" office:value-type="string">
              <text:p text:style-name="P38">[Ipython <text:span text:style-name="T51">Console</text:span>]</text:p>
              <text:p text:style-name="P89">a[::-1] </text:p>
            </table:table-cell>
            <table:table-cell table:style-name="Table1.A4" office:value-type="string">
              <text:p text:style-name="P48">But again the original <text:span text:style-name="T2">list</text:span> is lost. </text:p>
              <text:p text:style-name="P142">To <text:span text:style-name="T2">reverse</text:span> a list, we could use <text:span text:style-name="T2">striding</text:span> with negative <text:span text:style-name="T10">indices</text:span>. </text:p>
              <text:p text:style-name="P141">Type</text:p>
              <text:p text:style-name="P89">a[::-1] </text:p>
              <text:p text:style-name="P38">We can also store this new <text:span text:style-name="T2">reversed</text:span> <text:span text:style-name="T2">list</text:span> in another<text:span text:style-name="T2"> list variable</text:span>. </text:p>
            </table:table-cell>
          </table:table-row>
          <table:table-row>
            <table:table-cell table:style-name="Table1.A4" office:value-type="string">
              <text:p text:style-name="P30"/>
              <text:p text:style-name="P30">Show Slide </text:p>
              <text:p text:style-name="P30"/>
              <text:p text:style-name="P119"><text:span text:style-name="T43">Exercise </text:span>3 </text:p>
              <text:p text:style-name="P82"/>
            </table:table-cell>
            <table:table-cell table:style-name="Table1.A4" office:value-type="string">
              <text:p text:style-name="P9">Pause the video. <text:span text:style-name="T38">Try</text:span> this exercise and then resume the video.</text:p>
              <text:p text:style-name="P101"/>
              <text:p text:style-name="P101">Given a list of marks of students in an examination, obtain a </text:p>
              <text:p text:style-name="P119">list with marks in descending order marks = [99, 67, 47, 100, 50, 75, 62] </text:p>
            </table:table-cell>
          </table:table-row>
          <table:table-row>
            <table:table-cell table:style-name="Table1.A4" office:value-type="string">
              <text:p text:style-name="P39">[Ipython <text:span text:style-name="T51">Console</text:span>]</text:p>
              <text:p text:style-name="P125">marks = [99, 67, 47, 100, 50, 75, 62] </text:p>
            </table:table-cell>
            <table:table-cell table:style-name="Table1.A4" office:value-type="string">
              <text:p text:style-name="P10">Switch to the terminal for solution</text:p>
              <text:p text:style-name="P10">Type <text:span text:style-name="T2">marks = [99, 67, 47, 100, 50, 75, 62]</text:span></text:p>
            </table:table-cell>
          </table:table-row>
          <table:table-row>
            <table:table-cell table:style-name="Table1.A4" office:value-type="string">
              <text:p text:style-name="P39">[Ipython <text:span text:style-name="T51">Console</text:span>]</text:p>
              <text:p text:style-name="P143">sorted(marks)[::-1]</text:p>
              <text:p text:style-name="P100"/>
            </table:table-cell>
            <table:table-cell table:style-name="Table1.A4" office:value-type="string">
              <text:p text:style-name="P66">Type </text:p>
              <text:p text:style-name="P144">sorted(marks)[::-1]</text:p>
            </table:table-cell>
          </table:table-row>
          <table:table-row>
            <table:table-cell table:style-name="Table1.A4" office:value-type="string">
              <text:p text:style-name="P40">[Ipython <text:span text:style-name="T51">Console</text:span>]</text:p>
              <text:p text:style-name="P90">sorted(marks, reverse = True) </text:p>
            </table:table-cell>
            <table:table-cell table:style-name="Table1.A4" office:value-type="string">
              <text:p text:style-name="P42">We can also get the reverse of list by typing</text:p>
              <text:p text:style-name="P93">sorted(marks, reverse = True)</text:p>
            </table:table-cell>
          </table:table-row>
          <table:table-row>
            <table:table-cell table:style-name="Table1.A4" office:value-type="string">
              <text:p text:style-name="P52">Show Slide</text:p>
              <text:p text:style-name="P116">Summary slide </text:p>
              <text:p text:style-name="P52"/>
            </table:table-cell>
            <table:table-cell table:style-name="Table1.A4" office:value-type="string">
              <text:p text:style-name="P67"><text:span text:style-name="T23">This brings us to the end of this tutorial. In this tutorial, we have learnt to,</text:span> </text:p>
              <text:p text:style-name="P67"/>
              <text:list xml:id="list8791822517281852297" text:style-name="L5">
                <text:list-item>
                  <text:p text:style-name="P146">Obtain parts of <text:span text:style-name="T2">lists</text:span> using <text:span text:style-name="T2">slicing</text:span> and <text:span text:style-name="T2">striding</text:span>. </text:p>
                </text:list-item>
                <text:list-item text:style-override="L6">
                  <text:p text:style-name="P154"><text:span text:style-name="T16">Sort lists</text:span><text:span text:style-name="T17"> using the </text:span><text:span text:style-name="Teletype"><text:span text:style-name="T16">sort</text:span></text:span><text:span text:style-name="T17"> method. </text:span></text:p>
                </text:list-item>
                <text:list-item text:style-override="L6">
                  <text:p text:style-name="P148"><text:soft-page-break/><text:span text:style-name="T17">Use the method </text:span><text:span text:style-name="Teletype"><text:span text:style-name="T16">reverse</text:span></text:span><text:span text:style-name="T17"> to </text:span><text:span text:style-name="T16">reverse</text:span><text:span text:style-name="T17"> the </text:span><text:span text:style-name="T16">lists</text:span><text:span text:style-name="T17">. <text:s text:c="2"/>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5">Show Slide</text:p>
              <text:p text:style-name="P116"><text:span text:style-name="T41">Evaluation</text:span> </text:p>
              <text:p text:style-name="P1"/>
            </table:table-cell>
            <table:table-cell table:style-name="Table1.A4" office:value-type="string">
              <text:p text:style-name="P52">Here are some self assessment questions for you to solve </text:p>
              <text:p text:style-name="P52"/>
              <text:list xml:id="list930316482247249093" text:style-name="L7">
                <text:list-item>
                  <text:p text:style-name="P153"><text:span text:style-name="T14">Given the list primes, </text:span><text:span text:style-name="Teletype"><text:span text:style-name="T14">primes = [2, 3, 5, 7, 11, 13, 17, 19, 23, 29]</text:span></text:span><text:span text:style-name="T14">, How do you obtain the last 4 primes? </text:span></text:p>
                </text:list-item>
                <text:list-item>
                  <text:p text:style-name="P147">Given a list, p, of unknown length, obtain the first 3 (or all, if there are fewer) characters of it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2">Show Slide</text:p>
              <text:p text:style-name="P116">Solutions </text:p>
              <text:p text:style-name="P5"/>
            </table:table-cell>
            <table:table-cell table:style-name="Table1.A4" office:value-type="string">
              <text:p text:style-name="P129"><text:span text:style-name="T23">And the answers,</text:span><text:span text:style-name="T2"> </text:span></text:p>
              <text:list xml:id="list8853196293929916227" text:style-name="L8">
                <text:list-item>
                  <text:p text:style-name="P151">The last four primes can be obtained from the given list as, </text:p>
                  <text:p text:style-name="P159">primes[-4:]</text:p>
                </text:list-item>
                <text:list-item>
                  <text:p text:style-name="P152">The first 3 characters can be obtained as, </text:p>
                  <text:p text:style-name="P152">p[:3]</text:p>
                </text:list-item>
              </text:list>
            </table:table-cell>
          </table:table-row>
          <table:table-row>
            <table:table-cell table:style-name="Table1.A5" office:value-type="string">
              <text:p text:style-name="P130">Show Slide</text:p>
              <text:p text:style-name="P130">Forum </text:p>
            </table:table-cell>
            <table:table-cell table:style-name="Table1.A5" office:value-type="string">
              <text:p text:style-name="P135">Please post your <text:span text:style-name="T63">timed </text:span>queries <text:span text:style-name="T63">i</text:span>n this forum.</text:p>
            </table:table-cell>
          </table:table-row>
          <table:table-row>
            <table:table-cell table:style-name="Table1.A5" office:value-type="string">
              <text:p text:style-name="P131">Show Slide</text:p>
              <text:p text:style-name="P131"><text:span text:style-name="T40">Fossee </text:span>Forum </text:p>
            </table:table-cell>
            <table:table-cell table:style-name="Table1.A5" office:value-type="string">
              <text:p text:style-name="P136"><text:span text:style-name="T63">Please post your general queries</text:span> <text:span text:style-name="T61">on</text:span> Python <text:span text:style-name="T63">in</text:span> this <text:span text:style-name="T62">forum</text:span>.</text:p>
            </table:table-cell>
          </table:table-row>
          <table:table-row>
            <table:table-cell table:style-name="Table1.A5" office:value-type="string">
              <text:p text:style-name="P130">Show Slide </text:p>
              <text:p text:style-name="P130">Textbook Companion </text:p>
            </table:table-cell>
            <table:table-cell table:style-name="Table1.A5" office:value-type="string">
              <text:p text:style-name="P137">FOSSEE team coordinates <text:span text:style-name="T63">the </text:span>TBC project.</text:p>
            </table:table-cell>
          </table:table-row>
          <table:table-row table:style-name="Table1.36">
            <table:table-cell table:style-name="Table1.A5" office:value-type="string">
              <text:p text:style-name="P130">Show Slide</text:p>
              <text:p text:style-name="P130">Acknowledgement </text:p>
            </table:table-cell>
            <table:table-cell table:style-name="Table1.A5" office:value-type="string">
              <text:p text:style-name="P138">Spoken Tutorial Project is funded by NMEICT, MHRD, Govt. of India.</text:p>
              <text:p text:style-name="P126">For more details, visit this website.</text:p>
            </table:table-cell>
          </table:table-row>
          <table:table-row table:style-name="Table1.36">
            <table:table-cell table:style-name="Table1.A5" office:value-type="string">
              <text:p text:style-name="P132">Show Slide</text:p>
              <text:p text:style-name="P132">Thank You</text:p>
            </table:table-cell>
            <table:table-cell table:style-name="Table1.A5" office:value-type="string">
              <text:p text:style-name="P133"/>
              <text:p text:style-name="P112">This is _________ from IIT Bombay <text:s/>signing off.</text:p>
              <text:p text:style-name="P139">Thank you.</text:p>
              <text:p text:style-name="P136"/>
            </table:table-cell>
          </table:table-row>
        </table:table>
        <text:section text:style-name="Sect1" text:name="ContributionCredits">
          <text:h text:style-name="P127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9:06.427000000</dc:date>
    <meta:editing-duration>P1DT6H29M56S</meta:editing-duration>
    <meta:editing-cycles>1405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4" meta:paragraph-count="191" meta:word-count="984" meta:character-count="5423" meta:non-whitespace-character-count="4450"/>
  </office:meta>
</office:document-meta>
</file>